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-color="#9999cc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15.875cm" svg:height="4.75cm" svg:x="0cm" svg:y="0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98cm" fo:page-height="29.693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239$Build-9242</meta:generator>
    <meta:creation-date>2004-02-17T11:34:57</meta:creation-date>
    <dc:date>2004-02-17T11:40:47</dc:date>
    <meta:editing-cycles>3</meta:editing-cycles>
    <meta:editing-duration>PT5M50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